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break-before="page"/>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3" style:family="paragraph" style:parent-style-name="Normal">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4" style:family="paragraph" style:parent-style-name="Normal">
      <style:paragraph-properties>
        <style:tab-stops>
          <style:tab-stop style:position="5.877cm"/>
        </style:tab-stops>
      </style:paragraph-properties>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5" style:family="paragraph" style:parent-style-name="Normal">
      <style:text-properties style:text-underline-style="solid" style:text-underline-width="auto" style:text-underline-color="font-color" style:text-underline-mode="continuous" style:text-overline-mode="continuous" style:text-line-through-mode="continuous"/>
    </style:style>
    <style:style style:name="P6" style:family="paragraph" style:parent-style-name="Normal">
      <style:text-properties fo:color="#ff0000"/>
    </style:style>
    <style:style style:name="P7" style:family="paragraph" style:parent-style-name="Normal">
      <style:text-properties officeooo:paragraph-rsid="0006009f"/>
    </style:style>
    <style:style style:name="P8" style:family="paragraph" style:parent-style-name="Normal">
      <style:text-properties officeooo:paragraph-rsid="0007d220"/>
    </style:style>
    <style:style style:name="P9" style:family="paragraph" style:parent-style-name="Normal">
      <style:paragraph-properties fo:margin-left="0.635cm" fo:margin-right="0cm" fo:text-indent="0cm" style:auto-text-indent="false">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10" style:family="paragraph" style:parent-style-name="Normal">
      <style:paragraph-properties fo:margin-left="0.635cm" fo:margin-right="0cm" fo:text-indent="0cm" style:auto-text-indent="false">
        <style:tab-stops/>
      </style:paragraph-properties>
    </style:style>
    <style:style style:name="P11" style:family="paragraph" style:parent-style-name="Normal" style:master-page-name="MP0">
      <style:paragraph-properties fo:text-align="center" style:justify-single-word="false" style:page-number="auto" fo:break-before="page"/>
      <style:text-properties style:font-name="Calibri Light" fo:font-size="22pt" style:text-underline-style="solid" style:text-underline-width="auto" style:text-underline-color="font-color" style:text-underline-mode="continuous" style:text-overline-mode="continuous" style:text-line-through-mode="continuous" style:font-size-asian="22pt" style:font-name-complex="Calibri Light" style:font-size-complex="22pt"/>
    </style:style>
    <style:style style:name="P12" style:family="paragraph" style:parent-style-name="Normal">
      <style:text-properties officeooo:paragraph-rsid="000b908b"/>
    </style:style>
    <style:style style:name="P13" style:family="paragraph" style:parent-style-name="List_20_Paragraph" style:list-style-name="L1"/>
    <style:style style:name="P14" style:family="paragraph" style:parent-style-name="List_20_Paragraph" style:list-style-name="L1">
      <style:text-properties officeooo:paragraph-rsid="00044389"/>
    </style:style>
    <style:style style:name="P15" style:family="paragraph" style:parent-style-name="List_20_Paragraph" style:list-style-name="L2"/>
    <style:style style:name="P16" style:family="paragraph" style:parent-style-name="List_20_Paragraph" style:list-style-name="L4"/>
    <style:style style:name="P17" style:family="paragraph" style:parent-style-name="List_20_Paragraph" style:list-style-name="L3">
      <style:paragraph-properties fo:break-before="page"/>
    </style:style>
    <style:style style:name="P18" style:family="paragraph" style:parent-style-name="List_20_Paragraph" style:list-style-name="L5">
      <style:paragraph-properties fo:margin-left="1.905cm" fo:margin-right="0cm" fo:text-indent="0cm" style:auto-text-indent="false">
        <style:tab-stops/>
      </style:paragraph-properties>
    </style:style>
    <style:style style:name="P19" style:family="paragraph" style:parent-style-name="List_20_Paragraph" style:list-style-name="L6">
      <style:paragraph-properties fo:margin-left="1.905cm" fo:margin-right="0cm" fo:text-indent="0cm" style:auto-text-indent="false">
        <style:tab-stops/>
      </style:paragraph-properties>
    </style:style>
    <style:style style:name="P20" style:family="paragraph" style:parent-style-name="List_20_Paragraph" style:list-style-name="L6">
      <style:paragraph-properties fo:margin-left="1.905cm" fo:margin-right="0cm" fo:text-indent="0cm" style:auto-text-indent="false">
        <style:tab-stops/>
      </style:paragraph-properties>
      <style:text-properties officeooo:rsid="0008f49d" officeooo:paragraph-rsid="0008f49d"/>
    </style:style>
    <style:style style:name="T1" style:family="text">
      <style:text-properties officeooo:rsid="000347a0"/>
    </style:style>
    <style:style style:name="T2" style:family="text">
      <style:text-properties officeooo:rsid="00044389"/>
    </style:style>
    <style:style style:name="T3" style:family="text">
      <style:text-properties fo:color="#000000" officeooo:rsid="00044389"/>
    </style:style>
    <style:style style:name="T4" style:family="text">
      <style:text-properties fo:color="#000000" officeooo:rsid="0004495e"/>
    </style:style>
    <style:style style:name="T5" style:family="text">
      <style:text-properties fo:color="#000000" officeooo:rsid="0006009f"/>
    </style:style>
    <style:style style:name="T6" style:family="text">
      <style:text-properties fo:color="#000000" officeooo:rsid="0007d220"/>
    </style:style>
    <style:style style:name="T7" style:family="text">
      <style:text-properties fo:color="#000000" officeooo:rsid="000869d8"/>
    </style:style>
    <style:style style:name="T8" style:family="text">
      <style:text-properties officeooo:rsid="0008f49d"/>
    </style:style>
    <style:style style:name="T9" style:family="text">
      <style:text-properties officeooo:rsid="000b908b"/>
    </style:style>
    <text:list-style style:name="L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13.97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5.24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6.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Group 28 CS2006 Haskell 2 Report</text:p>
      <text:p text:style-name="Normal"/>
      <text:p text:style-name="P3">Overview</text:p>
      <text:p text:style-name="Normal">This practical required us to implement the game Gomoku (aka five in a row) in Haskell, including a GUI and AI player.</text:p>
      <text:p text:style-name="Normal"/>
      <text:p text:style-name="P3">Usage</text:p>
      <text:p text:style-name="Normal">To use the program:</text:p>
      <text:list xml:id="list3865133164" text:style-name="L1">
        <text:list-item>
          <text:p text:style-name="P13">cd into the src directory</text:p>
        </text:list-item>
        <text:list-item>
          <text:p text:style-name="P13">install cabal <text:span text:style-name="T1">directory, random ,</text:span>and gloss if necessary</text:p>
        </text:list-item>
        <text:list-item>
          <text:p text:style-name="P13">run “cabal build” to build the project</text:p>
        </text:list-item>
        <text:list-item>
          <text:p text:style-name="P13">run “./<text:span text:style-name="T2">gomoku</text:span>” to run the program (by default on a 6x6 grid with a target size of 3)</text:p>
          <text:list>
            <text:list-item>
              <text:p text:style-name="P14"><text:span text:style-name="Default_20_Paragraph_20_Font"><text:span text:style-name="T3">dist/build/gomoku – </text:span></text:span><text:span text:style-name="Default_20_Paragraph_20_Font"><text:span text:style-name="T4">arguments are either board size and target or save file</text:span></text:span></text:p>
            </text:list-item>
          </text:list>
        </text:list-item>
      </text:list>
      <text:p text:style-name="Normal"/>
      <text:p text:style-name="P3">Functionality</text:p>
      <text:p text:style-name="Normal">I will now describe how to use the features of our program.</text:p>
      <text:list xml:id="list1537040260" text:style-name="L2">
        <text:list-item>
          <text:p text:style-name="P15">Basic specification: see “Usage”</text:p>
        </text:list-item>
        <text:list-item>
          <text:p text:style-name="P15">AI – press “A” at the GUI start page to play against the AI (or “P” as PVP)</text:p>
        </text:list-item>
        <text:list-item>
          <text:p text:style-name="P15">Left click to place moves</text:p>
        </text:list-item>
        <text:list-item>
          <text:p text:style-name="P15">Right click to undo moves</text:p>
        </text:list-item>
        <text:list-item>
          <text:p text:style-name="P15">Press p to pause/unpause the move time limit (timer)</text:p>
        </text:list-item>
        <text:list-item>
          <text:p text:style-name="P15">Use the up/down keys to change the board size</text:p>
        </text:list-item>
        <text:list-item>
          <text:p text:style-name="P15">Use the right/left keys to change the target size</text:p>
        </text:list-item>
        <text:list-item>
          <text:p text:style-name="P15">Press s to save the current game to saveME.txt</text:p>
          <text:list>
            <text:list-item>
              <text:p text:style-name="P15">When loading a game, when starting Gomoku, give the argument saveME.txt</text:p>
              <text:list>
                <text:list-item>
                  <text:p text:style-name="P15">“./gomoku saveME.txt”</text:p>
                </text:list-item>
              </text:list>
            </text:list-item>
          </text:list>
        </text:list-item>
      </text:list>
      <text:list xml:id="list2727668258" text:style-name="L3">
        <text:list-item>
          <text:p text:style-name="P17"/>
        </text:list-item>
      </text:list>
      <text:p text:style-name="P3">Design</text:p>
      <text:p text:style-name="Normal">The overall structure of the project is largely unchanged from the given start code. The only difference in this aspect is the splitting of the AI module into two separate nodules; one handles the logical process by which the AI functions (tree generation and minimax branch selection), and the second provides a layer of abstraction to allow the logic of the AI to be written at a high level (in the former).</text:p>
      <text:p text:style-name="Normal"/>
      <text:p text:style-name="Normal">We did not further change the module structure of the practical as we deemed the given structure and extent of modularisation to be sufficient and reasonable to allow maintainability, error identification, the ability to allow logical understanding of the control flow of the program, task distribution and parallel development (of different modules simultaneously by different people), and to make code reusable where possible.</text:p>
      <text:p text:style-name="Normal"/>
      <text:p text:style-name="P4">Implementation</text:p>
      <text:p text:style-name="P7"><text:span text:style-name="Default_20_Paragraph_20_Font"><text:span text:style-name="T5">The main method takes in the arguments for the creation of the starting world, detecting if these are for the size and target or a file to be read in. This runs the playIO method from gloss so that it can handle input and output.</text:span></text:span></text:p>
      <text:p text:style-name="P7"><text:span text:style-name="Default_20_Paragraph_20_Font"><text:span text:style-name="T5">The board.hs file contains the data types for board and world. As well as this the main implementation of the rules, this is accessed form the check won method. Check won is design for any board of any size. It uses a series of checks over rows, columns, and the diagonals, using filters and sorts to get the repective for what has been placed on the board. These lists are then recursed over to check whether the tiles are adjacent and if so whether the target amount is in a row without being too long. <text:s/>There are als added rules for three and three, again for any size of target, which add extra stipulations onto black.</text:span></text:span></text:p>
      <text:p text:style-name="P8"><text:span text:style-name="Default_20_Paragraph_20_Font"><text:span text:style-name="T6">Draw.hs is designed to draw a title screen before play begins so that extra options can be selected. The the board is drawn to a specific size, even when the size is increased the board will stay a constant width, the lines will simply be drawn closer together, this was chosen as it looks nicer. <text:s/>After the board is drawn the pieces are then added to their correct positions. These are scaled to match the size of the board.</text:span></text:span></text:p>
      <text:p text:style-name="P8"><text:span text:style-name="Default_20_Paragraph_20_Font"><text:span text:style-name="T6">Input.hs is very similar to the board when it comes to scaling as the positions it detects are matched exactly to the lines displayed by the board, which is why they can return the correct position to be added to the world. Input also contains the ability to undo moves by removing the most recent move, grow and shirk both size and target, as well as save and pause the game.</text:span></text:span></text:p>
      <text:p text:style-name="P8"><text:span text:style-name="Default_20_Paragraph_20_Font"><text:span text:style-name="T6">The updateworld method is dependent on the type of game being </text:span></text:span><text:span text:style-name="Default_20_Paragraph_20_Font"><text:span text:style-name="T7">played</text:span></text:span><text:span text:style-name="Default_20_Paragraph_20_Font"><text:span text:style-name="T6"> and returns the correct alterations to the world on each update. This is </text:span></text:span><text:span text:style-name="Default_20_Paragraph_20_Font"><text:span text:style-name="T7">particularly</text:span></text:span><text:span text:style-name="Default_20_Paragraph_20_Font"><text:span text:style-name="T6"> useful for timing, as the refresh rate is known a timer can be created by decrementing a value in world every time the game is refreshed. This is then displayed by draw and can be seen counting down on the screen. On time out the players will switch, or will stop counting if the game state is paused.</text:span></text:span></text:p>
      <text:p text:style-name="P7">The AI logic is uncomplicated, just being a combination of abstracted methods used and combining to form high level logic (including operations on lists of positions as potential moves, for instance). The process of it is a minimax tree searching future moves and evaluating them based on their scores in the evaluate method. The maximum depth to look forward to in the tree and the number <text:soft-page-break/>of (the best possible) moves on each level of the tree to examine are adjustable from constants set in AILogic.hs.</text:p>
      <text:p text:style-name="Normal">AIImplementation.hs contains methods to perform the abstract operations on lists of positions, boards, etc. The operations needed to run the AI are broken down into as many small methods as possible to allow for a logical flow for the AI, to allow maintenance, understanding, etc. The getMaxEvalScoreForMove method is probably the most important in the module; it controls the majority of tree traversal and move assessment to find the maximum possible evaluation score for each possible initial move (so that with the largest can then be played by the AI).As I have mentioned, the methods are as broken up and small as possible, so the remainder in the module are fairly simple to understand when read.</text:p>
      <text:p text:style-name="Normal">I would argue that equally important as the methods implementing the minimax tree traversal and node selection is the evaluation method for the AI. It checks to see if a move will cause a player to win immediately or at the next move, then returning a positive or negative fraction of the maximum possible score, depending on which player will win and if they would win at that or the next move. Otherwise, it will return the sum of: (num * l) * [2 ^ (l – 1)], where 0 &lt; l &lt; target length, and num is the number of times a given colour has a combination of a given length.</text:p>
      <text:p text:style-name="P2">Provenance</text:p>
      <text:p text:style-name="Normal"/>
      <text:p text:style-name="P5">Source material</text:p>
      <text:list xml:id="list4062706371" text:style-name="L4">
        <text:list-item>
          <text:p text:style-name="P16">studres start code (for this practical)</text:p>
        </text:list-item>
        <text:list-item>
          <text:p text:style-name="P16">Gloss examples found online</text:p>
        </text:list-item>
      </text:list>
      <text:p text:style-name="List_20_Paragraph"/>
      <text:p text:style-name="P5">Contributions</text:p>
      <text:p text:style-name="P9">taeh</text:p>
      <text:list xml:id="list682719239" text:style-name="L5">
        <text:list-item>
          <text:p text:style-name="P18">Adapting start code from studres and setting up structure of practical</text:p>
        </text:list-item>
        <text:list-item>
          <text:p text:style-name="P18">Initial prototype implementations of several modules, scrapped due to them not working (and redone by other team members)</text:p>
        </text:list-item>
        <text:list-item>
          <text:p text:style-name="P18">Implementing the evaluate method in Board, and the AI</text:p>
        </text:list-item>
        <text:list-item>
          <text:p text:style-name="P18">Some refactors and adjustments to feb7’s code during AI implementation to allow compatibility</text:p>
        </text:list-item>
        <text:list-item>
          <text:p text:style-name="P18">Most contents and control of the group report</text:p>
        </text:list-item>
      </text:list>
      <text:p text:style-name="P10"/>
      <text:p text:style-name="P9">feb7</text:p>
      <text:list xml:id="list2210270058" text:style-name="L6">
        <text:list-item>
          <text:p text:style-name="P19">Refactoring and/or rewriting initial prototype code from taeh to complete the basic specification (with the exception of the AI)</text:p>
        </text:list-item>
        <text:list-item>
          <text:p text:style-name="P19">Implementing command-line inputs to choose board and target size</text:p>
        </text:list-item>
        <text:list-item>
          <text:p text:style-name="P19">Implementing saving and loading <text:span text:style-name="T8">sgf formats</text:span></text:p>
        </text:list-item>
        <text:list-item>
          <text:p text:style-name="P19">Implementing time limits for moves and pausing/unpausing them</text:p>
        </text:list-item>
        <text:list-item>
          <text:p text:style-name="P19">Implementing the Undo functionality to rollback moves</text:p>
        </text:list-item>
        <text:list-item>
          <text:p text:style-name="P19">Implemented the key presses to alter the board and target size</text:p>
        </text:list-item>
        <text:list-item>
          <text:p text:style-name="P20">Implemented alternate rules for three and three</text:p>
        </text:list-item>
      </text:list>
      <text:p text:style-name="P1"/>
      <text:p text:style-name="P3">Testing and Examples</text:p>
      <text:p text:style-name="P6"/>
      <text:p text:style-name="P5">Testing</text:p>
      <text:p text:style-name="Normal">The program was largely tested with trial and error. For example, we considered the time taken by the AI to choose and execute a move, and the quality of that move. We repeatedly tested and then adjusted the AI, and in this manner we were able to ensure it performed reasonably as a result. Specifically, we tested that it always (or the vast majority of the time) will win with a target of 3, and that at various board and target sizes it continues to execute moves reasonably sensibly and rapidly.</text:p>
      <text:p text:style-name="Normal">A similar process followed for the other features of the project. Other examples include that we tested that the GUI displayed the board and allowed interaction correctly, that additional features such as undoing moves worked correctly, etc. After implementing features we fixed any bugs, issues, or unexpected functionality found in their testing.</text:p>
      <text:p text:style-name="Normal"/>
      <text:p text:style-name="P5">Examples</text:p>
      <text:p text:style-name="Normal">I will now include screenshots displaying the implementations of various features of our program.</text:p>
      <text:p text:style-name="P12"><text:span text:style-name="T9">See Screenshots folder</text:span></text:p>
      <text:p text:style-name="P3">Evaluation</text:p>
      <text:p text:style-name="Normal">As previously discussed, we have implemented the basic specification for this practical as well as multiple advanced features. For each feature, we tested it to ensure it works correctly and as expected and required. Our additional implemented features include undoing moves, a pausable move timer, choosing the board and target size, and saving and loading games.</text:p>
      <text:p text:style-name="Normal">Due to the number and quality of our extensions, and the tests we performed on them, we believe it is safe and fair to conclude that our program sufficiently and successfully meets the requirements of the practical.</text:p>
      <text:p text:style-name="Normal"/>
      <text:p text:style-name="P3">Conclusion</text:p>
      <text:p text:style-name="Normal">We have shown that we have implemented the basic requirements, as well as several extra criteria, such as undoing moves and saving and loading games, and explained how they were implemented. We discussed their functionality in more depth in the Evaluation section.<text:line-break/><text:line-break/>We initially found understanding how to use cabal and gloss difficult, though once the basics were set up and understood the pace of progress increased rapidly. In addition to this, in a broader sense our group is weaker with Haskell as a whole as compared to Python.</text:p>
      <text:p text:style-name="Normal">Given more time, we would like to implement network play for players against both other players and AIs, as well as AIs to play each other. We would also be interested in implementing a machine learning element with the AI using libraries such as TensorFlow or grenade, or even abstracting the ML/AI element out of Haskell and using a web-based AI such as Amazon Machine Learning, IBM Watson, Microsoft Azure,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header-footer-properties fo:min-height="1.291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Page <text:page-number text:select-page="current">5</text:page-number><text:s/>| CS2006 Haskell 2 Report | Group 28 | Tutor: Edwin Brady | 26/04/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Build-2</meta:generator>
    <dc:title/>
    <dc:description/>
    <dc:subject/>
    <meta:initial-creator>harde_000</meta:initial-creator>
    <meta:creation-date>2018-04-22T18:43:00Z</meta:creation-date>
    <dc:date>2018-04-24T13:45:34.715449337</dc:date>
    <meta:editing-cycles>12</meta:editing-cycles>
    <meta:editing-duration>PT2H10M23S</meta:editing-duration>
    <meta:document-statistic meta:table-count="0" meta:image-count="0" meta:object-count="0" meta:page-count="5" meta:paragraph-count="68" meta:word-count="1629" meta:character-count="9323" meta:non-whitespace-character-count="7785"/>
    <meta:template xlink:type="simple" xlink:actuate="onRequest" xlink:title="" xlink:href="Normal"/>
  </office:meta>
</office:document-meta>
</file>